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Arial" style:font-name-complex="Arial" fo:color="#3D3D3D" fo:font-size="12pt" style:font-size-asian="12pt" style:font-size-complex="12pt" fo:background-color="#FFFFFF"/>
    </style:style>
    <style:style style:name="T3" style:parent-style-name="DefaultParagraphFont" style:family="text">
      <style:text-properties style:font-name="Arial" style:font-name-complex="Arial" fo:font-weight="bold" style:font-weight-asian="bold" style:font-weight-complex="bold" fo:color="#3D3D3D" fo:font-size="12pt" style:font-size-asian="12pt" style:font-size-complex="12pt" fo:background-color="#FFFFFF"/>
    </style:style>
    <style:style style:name="P4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3D3D3D" fo:font-size="12pt" style:font-size-asian="12pt" style:font-size-complex="12pt" fo:background-color="#FFFFFF"/>
    </style:style>
    <style:style style:name="T5" style:parent-style-name="DefaultParagraphFont" style:family="text">
      <style:text-properties style:font-name-complex="Calibri" style:font-weight-complex="bold" fo:color="#3D3D3D" fo:font-size="12pt" style:font-size-asian="12pt" style:font-size-complex="12pt" fo:background-color="#FFFFFF"/>
    </style:style>
    <style:style style:name="T6" style:parent-style-name="DefaultParagraphFont" style:family="text">
      <style:text-properties style:font-name-complex="Calibri" style:font-weight-complex="bold" fo:color="#3D3D3D" fo:font-size="12pt" style:font-size-asian="12pt" style:font-size-complex="12pt" fo:background-color="#FFFFFF"/>
    </style:style>
    <style:style style:name="T7" style:parent-style-name="DefaultParagraphFont" style:family="text">
      <style:text-properties style:font-name-complex="Calibri" style:font-weight-complex="bold" fo:color="#3D3D3D" fo:font-size="12pt" style:font-size-asian="12pt" style:font-size-complex="12pt" fo:background-color="#FFFFFF"/>
    </style:style>
    <style:style style:name="T8" style:parent-style-name="DefaultParagraphFont" style:family="text">
      <style:text-properties style:font-name-complex="Calibri" style:font-weight-complex="bold" fo:color="#3D3D3D" fo:font-size="12pt" style:font-size-asian="12pt" style:font-size-complex="12pt" fo:background-color="#FFFFFF"/>
    </style:style>
    <style:style style:name="T9" style:parent-style-name="DefaultParagraphFont" style:family="text">
      <style:text-properties style:font-name="Arial" style:font-name-complex="Arial" fo:color="#545454" fo:background-color="#FFFFFF"/>
    </style:style>
    <style:style style:name="T10" style:parent-style-name="DefaultParagraphFont" style:family="text">
      <style:text-properties style:font-name-complex="Calibri" style:font-weight-complex="bold" fo:color="#3D3D3D" fo:font-size="12pt" style:font-size-asian="12pt" style:font-size-complex="12pt" fo:background-color="#FFFFFF"/>
    </style:style>
    <style:style style:name="P11" style:parent-style-name="Normal" style:family="paragraph">
      <style:text-properties style:font-name-complex="Calibri" style:font-weight-complex="bold" fo:color="#3D3D3D" fo:font-size="12pt" style:font-size-asian="12pt" style:font-size-complex="12pt" fo:background-color="#FFFFFF"/>
    </style:style>
    <style:style style:name="P12" style:parent-style-name="Normal" style:family="paragraph">
      <style:text-properties style:font-name-complex="Calibri" style:font-weight-complex="bold" fo:color="#3D3D3D" fo:font-size="12pt" style:font-size-asian="12pt" style:font-size-complex="12pt" fo:background-color="#FFFFFF"/>
    </style:style>
    <style:style style:name="P13" style:parent-style-name="Normal" style:family="paragraph">
      <style:text-properties style:font-name-complex="Calibri" style:font-weight-complex="bold" fo:color="#3D3D3D" fo:font-size="12pt" style:font-size-asian="12pt" style:font-size-complex="12pt" fo:background-color="#FFFFFF"/>
    </style:style>
    <style:style style:name="P14" style:parent-style-name="Normal" style:family="paragraph">
      <style:text-properties style:font-name-complex="Calibri" style:font-weight-complex="bold" fo:color="#3D3D3D" fo:font-size="12pt" style:font-size-asian="12pt" style:font-size-complex="12pt" fo:background-color="#FFFFFF"/>
    </style:style>
    <style:style style:name="T15" style:parent-style-name="DefaultParagraphFont" style:family="text">
      <style:text-properties style:font-name-complex="Calibri" style:font-weight-complex="bold" fo:color="#3D3D3D" fo:font-size="12pt" style:font-size-asian="12pt" style:font-size-complex="12pt" fo:background-color="#FFFFFF"/>
    </style:style>
    <style:style style:name="T16" style:parent-style-name="DefaultParagraphFont" style:family="text">
      <style:text-properties style:font-name-complex="Calibri" style:font-weight-complex="bold" fo:color="#3D3D3D" fo:font-size="12pt" style:font-size-asian="12pt" style:font-size-complex="12pt" fo:background-color="#FFFFFF"/>
    </style:style>
    <style:style style:name="T17" style:parent-style-name="DefaultParagraphFont" style:family="text">
      <style:text-properties style:font-name-complex="Calibri" style:font-weight-complex="bold" fo:color="#000000" fo:font-size="12pt" style:font-size-asian="12pt" style:font-size-complex="12pt" fo:background-color="#FFFFFF"/>
    </style:style>
    <style:style style:name="T18" style:parent-style-name="DefaultParagraphFont" style:family="text">
      <style:text-properties style:font-name-complex="Calibri" style:font-weight-complex="bold" fo:color="#000000" fo:font-size="12pt" style:font-size-asian="12pt" style:font-size-complex="12pt" fo:background-color="#FFFFFF"/>
    </style:style>
    <style:style style:name="T19" style:parent-style-name="DefaultParagraphFont" style:family="text">
      <style:text-properties style:font-name-complex="Calibri" style:font-weight-complex="bold" fo:color="#3D3D3D" fo:font-size="12pt" style:font-size-asian="12pt" style:font-size-complex="12pt" fo:background-color="#FFFFFF"/>
    </style:style>
    <style:style style:name="T20" style:parent-style-name="DefaultParagraphFont" style:family="text">
      <style:text-properties style:font-name-complex="Calibri" style:font-weight-complex="bold" fo:color="#3D3D3D" fo:font-size="12pt" style:font-size-asian="12pt" style:font-size-complex="12pt" fo:background-color="#FFFFFF"/>
    </style:style>
    <style:style style:name="T21" style:parent-style-name="DefaultParagraphFont" style:family="text">
      <style:text-properties style:font-name-complex="Calibri" style:font-weight-complex="bold" fo:color="#3D3D3D" fo:font-size="12pt" style:font-size-asian="12pt" style:font-size-complex="12pt" fo:background-color="#FFFFFF"/>
    </style:style>
    <style:style style:name="T22" style:parent-style-name="DefaultParagraphFont" style:family="text">
      <style:text-properties style:font-name-complex="Calibri" style:font-weight-complex="bold" fo:color="#3D3D3D" fo:font-size="12pt" style:font-size-asian="12pt" style:font-size-complex="12pt" fo:background-color="#FFFFFF"/>
    </style:style>
    <style:style style:name="T23" style:parent-style-name="Hyperlink" style:family="text">
      <style:text-properties style:font-name="Arial" style:font-name-complex="Arial" fo:font-size="11.5pt" style:font-size-asian="11.5pt" style:font-size-complex="11.5pt"/>
    </style:style>
    <style:style style:name="T24" style:parent-style-name="Hyperlink" style:family="text">
      <style:text-properties style:font-name="Arial" style:font-name-complex="Arial" fo:font-size="11.5pt" style:font-size-asian="11.5pt" style:font-size-complex="11.5pt"/>
    </style:style>
    <style:style style:name="T25" style:parent-style-name="Hyperlink" style:family="text">
      <style:text-properties style:font-name="Arial" style:font-name-complex="Arial" fo:font-size="11.5pt" style:font-size-asian="11.5pt" style:font-size-complex="11.5pt"/>
    </style:style>
    <style:style style:name="T26" style:parent-style-name="Hyperlink" style:family="text">
      <style:text-properties style:font-name="Arial" style:font-name-complex="Arial" fo:font-size="11.5pt" style:font-size-asian="11.5pt" style:font-size-complex="11.5pt"/>
    </style:style>
    <style:style style:name="T27" style:parent-style-name="Hyperlink" style:family="text">
      <style:text-properties style:font-name="Arial" style:font-name-complex="Arial" fo:font-size="11.5pt" style:font-size-asian="11.5pt" style:font-size-complex="11.5pt"/>
    </style:style>
    <style:style style:name="T28" style:parent-style-name="DefaultParagraphFont" style:family="text">
      <style:text-properties style:font-name="Arial" style:font-name-complex="Arial" fo:color="#3D3D3D" fo:font-size="10pt" style:font-size-asian="10pt" style:font-size-complex="10pt" fo:background-color="#FFFFFF"/>
    </style:style>
    <style:style style:name="T29" style:parent-style-name="DefaultParagraphFont" style:family="text">
      <style:text-properties style:font-name-complex="Calibri" style:font-weight-complex="bold" fo:color="#3D3D3D" fo:font-size="12pt" style:font-size-asian="12pt" style:font-size-complex="12pt" fo:background-color="#FFFFFF"/>
    </style:style>
    <style:style style:name="T30" style:parent-style-name="Hyperlink" style:family="text">
      <style:text-properties style:font-name-complex="Calibri" fo:font-size="12pt" style:font-size-asian="12pt" style:font-size-complex="12pt" fo:background-color="#FFFFFF"/>
    </style:style>
    <style:style style:name="T31" style:parent-style-name="Hyperlink" style:family="text">
      <style:text-properties style:font-name-complex="Calibri" fo:font-size="12pt" style:font-size-asian="12pt" style:font-size-complex="12pt" fo:background-color="#FFFFFF"/>
    </style:style>
    <style:style style:name="T32" style:parent-style-name="Hyperlink" style:family="text">
      <style:text-properties style:font-name-complex="Calibri" fo:font-size="12pt" style:font-size-asian="12pt" style:font-size-complex="12pt" fo:background-color="#FFFFFF"/>
    </style:style>
    <style:style style:name="T33" style:parent-style-name="DefaultParagraphFont" style:family="text">
      <style:text-properties style:font-name-complex="Calibri" style:font-weight-complex="bold" fo:color="#3D3D3D" fo:font-size="12pt" style:font-size-asian="12pt" style:font-size-complex="12pt" fo:background-color="#FFFFFF"/>
    </style:style>
    <style:style style:name="T34" style:parent-style-name="Hyperlink" style:family="text">
      <style:text-properties style:font-name-complex="Calibri" fo:font-size="12pt" style:font-size-asian="12pt" style:font-size-complex="12pt" fo:background-color="#FFFFFF"/>
    </style:style>
    <style:style style:name="T35" style:parent-style-name="Hyperlink" style:family="text">
      <style:text-properties style:font-name-complex="Calibri" fo:font-size="12pt" style:font-size-asian="12pt" style:font-size-complex="12pt" fo:background-color="#FFFFFF"/>
    </style:style>
    <style:style style:name="T36" style:parent-style-name="Hyperlink" style:family="text">
      <style:text-properties style:font-name-complex="Calibri" fo:font-size="12pt" style:font-size-asian="12pt" style:font-size-complex="12pt" fo:background-color="#FFFFFF"/>
    </style:style>
    <style:style style:name="P37" style:parent-style-name="Normal" style:family="paragraph">
      <style:text-properties style:font-name-complex="Calibri" style:font-weight-complex="bold" fo:color="#3D3D3D" fo:font-size="12pt" style:font-size-asian="12pt" style:font-size-complex="12pt" fo:background-color="#FFFFFF"/>
    </style:style>
  </office:automatic-styles>
  <office:body>
    <office:text text:use-soft-page-breaks="true">
      <text:p text:style-name="P1"><text:span text:style-name="T2">Project idea for<text:s/></text:span><text:span text:style-name="T3">PROFESSIONAL PRACTICE IN IT.</text:span></text:p>
      <text:p text:style-name="P4"/>
      <text:p text:style-name="Normal"><text:span text:style-name="T5">For my final project, I<text:s/></text:span><text:span text:style-name="T6">would<text:s/></text:span><text:span text:style-name="T7">like to create an automatic trading program</text:span><text:s/>(<text:span text:style-name="T8">Expert Advisor (EA)) for the FOREX (</text:span><text:span text:style-name="T9">foreign exchange)</text:span><text:span text:style-name="T10"><text:s/>market.<text:s/></text:span></text:p>
      <text:p text:style-name="P11">In my trading program, I’m planning to use a few indicators which will analyse currency graph trends and breakouts. Using these different indicators, the EA will decide what action to take: to buy or to sell the currency pair. Also, I will try to implement<text:s/>a few different trading strategies in one program.<text:s/></text:p>
      <text:p text:style-name="P12">After creating the EA, it will be possible to test the code on previous historical data provided by brokers and choose the best settings for the EA.<text:s/></text:p>
      <text:p text:style-name="P13">Also, research needs to be done to gain a better understanding of the Forex market and choosing the right broker firm with support of Metatrader 4 trading platform.</text:p>
      <text:p text:style-name="P14">An Expert Advisor (EA) is an automated trading system written in MQL4 programming language and is designed for operating under Metatrader 4 trading platform. The EA can be programmed to fully trade and manage all aspects of trading.</text:p>
      <text:p text:style-name="Normal"><text:span text:style-name="T15">MQL4 is a C-like language, which is one of the fastest and most functionally valuable languages in the world. Its flexibility makes it possible to thoroughly verify al</text:span><text:span text:style-name="T16">l parameters of Expert Advisors. This enables developers to automate almost any trading strategy. As far as its speed characteristics are concerned, MQL4 outperforms all specialized languages for<text:s/></text:span><text:span text:style-name="T17">trading strategies and comes second only to such high-level<text:s/></text:span><text:span text:style-name="T18">languages as Java and C++. This<text:s/></text:span><text:span text:style-name="T19">combination of wide functionality and high performance has made MQL4 the first choice of most traders.</text:span></text:p>
      <text:p text:style-name="Normal"><text:span text:style-name="T20">​</text:span><text:span text:style-name="T21">More about<text:s/></text:span>auto trading<text:span text:style-name="T22">:<text:s/></text:span><text:a xlink:href="../www.metaquotes.net%20" office:target-frame-name="_top" xlink:show="replace"><text:span text:style-name="T23">www.metaq</text:span><text:bookmark-start text:name="_Hlt472872723"/><text:bookmark-start text:name="_Hlt472872724"/><text:span text:style-name="T24">u</text:span><text:bookmark-end text:name="_Hlt472872723"/><text:bookmark-end text:name="_Hlt472872724"/><text:span text:style-name="T25">otes</text:span><text:bookmark-start text:name="_Hlt472872485"/><text:bookmark-start text:name="_Hlt472872486"/><text:span text:style-name="T26">.</text:span><text:bookmark-end text:name="_Hlt472872485"/><text:bookmark-end text:name="_Hlt472872486"/><text:span text:style-name="T27">net</text:span></text:a><text:span text:style-name="T28"><text:s/></text:span></text:p>
      <text:p text:style-name="Normal"><text:span text:style-name="T29">Metatrader 4 trading platform: <text:s/></text:span><text:a xlink:href="http://www.metaquotes.net/en/metatrader4" office:target-frame-name="_top" xlink:show="replace"><text:span text:style-name="T30">http://www.m</text:span><text:bookmark-start text:name="_Hlt472872851"/><text:bookmark-start text:name="_Hlt472872852"/><text:span text:style-name="T31">e</text:span><text:bookmark-end text:name="_Hlt472872851"/><text:bookmark-end text:name="_Hlt472872852"/><text:span text:style-name="T32">taquotes.net/en/metatrader4</text:span></text:a></text:p>
      <text:p text:style-name="Normal"><text:span text:style-name="T33">MQL4 documentation:<text:s/></text:span><text:a xlink:href="https://docs.mql4.com/" office:target-frame-name="_top" xlink:show="replace"><text:span text:style-name="T34">https://docs.mql</text:span><text:bookmark-start text:name="_Hlt472872910"/><text:bookmark-start text:name="_Hlt472872911"/><text:span text:style-name="T35">4</text:span><text:bookmark-end text:name="_Hlt472872910"/><text:bookmark-end text:name="_Hlt472872911"/><text:span text:style-name="T36">.com/</text:span></text:a></text:p>
      <text:p text:style-name="P37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rei Petruk</meta:initial-creator>
    <dc:creator>Andrei Petruk</dc:creator>
    <meta:creation-date>2017-01-22T17:32:00Z</meta:creation-date>
    <dc:date>2017-01-22T20:04:00Z</dc:date>
    <meta:template xlink:href="Normal" xlink:type="simple"/>
    <meta:editing-cycles>14</meta:editing-cycles>
    <meta:editing-duration>PT7200S</meta:editing-duration>
    <meta:document-statistic meta:page-count="1" meta:paragraph-count="3" meta:word-count="283" meta:character-count="1896" meta:row-count="13" meta:non-whitespace-character-count="1616"/>
  </office:meta>
</office:document-meta>
</file>